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lab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Negativa</text:p>
          </table:table-cell>
          <table:table-cell table:style-name="ce1" office:value-type="string">
            <text:p>Eval. Positiva</text:p>
          </table:table-cell>
          <table:table-cell table:style-name="ce1"/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XXXXXXXXX</text:p>
          </table:table-cell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table:number-columns-repeated="2" office:value-type="float" office:value="0">
            <text:p>0</text:p>
          </table:table-cell>
          <table:table-cell/>
        </table:table-row>
      </table:table>
      <table:database-ranges>
        <table:database-range table:target-range-address="Palabras.A1:Palabras.D11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0">30/01/2012</text:date>, <text:time>06:4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30T06:42:03</dc:date>
    <dc:creator>Vero </dc:creator>
    <meta:generator>OpenOffice.org/3.2$Unix OpenOffice.org_project/320m19$Build-9505</meta:generator>
    <meta:editing-duration>PT06H29M06S</meta:editing-duration>
    <meta:editing-cycles>26</meta:editing-cycles>
    <meta:document-statistic meta:table-count="1" meta:cell-count="4693" meta:object-count="0"/>
  </office:meta>
</office:document-meta>
</file>